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Asana Math" svg:font-family="'Asan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style:font-name="Liberation Sans" fo:font-size="13pt" officeooo:rsid="00014882" officeooo:paragraph-rsid="00014882" style:font-size-asian="13pt" style:font-size-complex="13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style:font-name="Liberation Sans" fo:font-size="13pt" style:font-size-asian="13pt" style:font-size-complex="13pt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fo:font-size="9pt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numpy as np</text:p>
      <text:p text:style-name="P1">import pylab as pl</text:p>
      <text:p text:style-name="P1">import gsignal</text:p>
      <text:p text:style-name="P1"></text:p>
      <text:p text:style-name="P1"></text:p>
      <text:p text:style-name="P1">t = np.arange(0,1000,0.1)</text:p>
      <text:p text:style-name="P1">per = [12.0,10.0]</text:p>
      <text:p text:style-name="P1">phase = [0.0,np.pi/6]</text:p>
      <text:p text:style-name="P1">amp = [1.0,1.0]</text:p>
      <text:p text:style-name="P1">eta = np.zeros_like(t)</text:p>
      <text:p text:style-name="P1"></text:p>
      <text:p text:style-name="P1">eta = (amp[0]*np.cos(2*np.pi/per[0]*t+phase[0]) +</text:p>
      <text:p text:style-name="P1"><text:s text:c="7"/>amp[1]*np.cos(2*np.pi/per[1]*t+phase[1]))</text:p>
      <text:p text:style-name="P1"></text:p>
      <text:p text:style-name="P1"># Fourier analysis</text:p>
      <text:p text:style-name="P1">freq = np.fft.fftfreq(eta.shape[0],t[2]-t[1])</text:p>
      <text:p text:style-name="P1">fspec = np.fft.fft(eta)</text:p>
      <text:p text:style-name="P1"></text:p>
      <text:p text:style-name="P1">hf1 = pl.figure()</text:p>
      <text:p text:style-name="P1">ax = pl.subplot(1,1,1)</text:p>
      <text:p text:style-name="P1">ax.plot(np.fft.fftshift(freq),np.fft.fftshift(fspec))</text:p>
      <text:p text:style-name="P1"></text:p>
      <text:p text:style-name="P1"># Extract phase</text:p>
      <text:p text:style-name="P1">i_phase = np.arctan(fspec.imag/fspec.real)</text:p>
      <text:p text:style-name="P1"></text:p>
      <text:p text:style-name="P1"># Get spectrum</text:p>
      <text:p text:style-name="P1">[spec_freq,spec_spec] = gsignal.psdraw(eta,t[1]-t[0])</text:p>
      <text:p text:style-name="P1"></text:p>
      <text:p text:style-name="P1"></text:p>
      <text:p text:style-name="P1"># Filtering in frequency domain</text:p>
      <text:p text:style-name="P1">ind = np.abs(freq)&lt;1.0/11.0</text:p>
      <text:p text:style-name="P1">fspec[ind] = 0.0</text:p>
      <text:p text:style-name="P1">eta_flt = np.fft.ifft(fspec)</text:p>
      <text:p text:style-name="P2"/>
      <text:p text:style-name="P2"><text:span text:style-name="T3">To get the amplitude you need this:</text:span><text:line-break/><text:span text:style-name="T3">Amp = (2*S(f_i)*df)**0.5</text:span><text:line-break/><text:span text:style-name="T3">Where S is your spectrum (get it using the gsignal.psdraw function)</text:span><text:line-break/><text:span text:style-name="T3">df is the frequency resolution</text:span><text:line-break/><text:span text:style-name="T3">f_i is the frequency that you care about.</text:span><text:line-break/><text:line-break/><text:span text:style-name="T3">So add this to the python script:</text:span><text:line-break/><text:span text:style-name="T3">(2.0*spec_spec[100]*df)**0.5</text:span><text:line-break/><text:span text:style-name="T3">This should be very close to 1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Asana Math" svg:font-family="'Asan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23:33:38.623907393</meta:creation-date>
    <dc:date>2015-08-30T01:07:35.177279996</dc:date>
    <meta:editing-duration>PT1H18M46S</meta:editing-duration>
    <meta:editing-cycles>1</meta:editing-cycles>
    <meta:document-statistic meta:table-count="0" meta:image-count="0" meta:object-count="0" meta:page-count="1" meta:paragraph-count="34" meta:word-count="121" meta:character-count="981" meta:non-whitespace-character-count="845"/>
    <meta:generator>LibreOffice/4.2.8.2$Linux_X86_64 LibreOffice_project/420m0$Build-2</meta:generator>
  </office:meta>
</office:document-meta>
</file>